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rnalGraphic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Graphic.getSr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Graphic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Graphic.getIntrinsic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Graphic.getIntrinsicAlignmentAdju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Graphic.validateChildNode( Locator loc , String ns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ternalGraphic.ExternalGraphic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Graphic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Graphic.start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rnalGraphic.getIntrinsic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Graphic.bind( PropertyList pLi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